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Thin" svg:font-family="'Noto Sans SC Thi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Thin" svg:font-family="'Noto Sans SC Thi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Thi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 Thi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Thin" style:font-family-asian="'Noto Sans SC Thi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2:48:33.5423158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